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in1" svg:font-family="MathJax_Mai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textarea-horizontal-align="center" draw:auto-grow-height="true" draw:auto-grow-width="false" fo:min-height="4.78cm" fo:min-width="0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width="0.025cm" svg:stroke-color="#069a2e" draw:marker-start-width="0.229cm" draw:marker-end="Arrowheads_20_4" draw:marker-end-width="0.33cm" draw:fill="solid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Long_20_Dash" svg:stroke-width="0.051cm" svg:stroke-color="#780373" draw:marker-start-width="0.279cm" draw:marker-end="Arrowheads_20_3" draw:marker-end-width="0.381cm" draw:fill="solid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textarea-horizontal-align="center" draw:textarea-vertical-align="middle" draw:auto-grow-height="true" draw:auto-grow-width="false" fo:min-height="4.78cm" fo:min-width="0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25cm" svg:stroke-color="#000000" draw:marker-start-width="0.229cm" draw:marker-end="Arrow" draw:marker-end-width="0.33cm" draw:fill="solid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1cm" draw:marker-start-width="0.279cm" draw:marker-end="Arrowheads_20_2" draw:marker-end-width="0.381cm" draw:fill="solid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5cm" svg:stroke-color="#000000" draw:marker-start-width="0.229cm" draw:marker-end="Arrowheads_20_1" draw:marker-end-width="0.33cm" draw:fill="solid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86cm" fo:min-width="1.199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99cm" fo:min-width="0.7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66cm" fo:min-width="0.702cm"/>
      <style:paragraph-properties style:writing-mode="lr-tb"/>
    </style:style>
    <style:style style:name="gr12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1.274cm" fo:min-width="1.024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780373" draw:marker-start-width="0.279cm" draw:marker-end-width="0.279cm" draw:fill="none" draw:textarea-horizontal-align="justify" draw:textarea-vertical-align="middle" draw:auto-grow-height="false" fo:min-height="0.716cm" fo:min-width="1.365cm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Long_20_Dash" svg:stroke-width="0.025cm" svg:stroke-color="#ff8000" draw:marker-start-width="0.229cm" draw:marker-end="Arrowheads_20_1" draw:marker-end-width="0.33cm" draw:fill="solid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438cm"/>
      <style:paragraph-properties style:writing-mode="lr-tb"/>
    </style:style>
    <style:style style:name="gr16" style:family="graphic" style:parent-style-name="standard">
      <style:graphic-properties svg:stroke-width="0.051cm" svg:stroke-color="#ea7500" draw:marker-start-width="0.279cm" draw:marker-end-width="0.279cm" draw:fill="none" draw:textarea-horizontal-align="justify" draw:textarea-vertical-align="middle" draw:auto-grow-height="false" fo:min-height="4.272cm" fo:min-width="3.26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ea7500" draw:marker-start-width="0.279cm" draw:marker-end-width="0.279cm" draw:fill="none" draw:textarea-horizontal-align="justify" draw:textarea-vertical-align="middle" draw:auto-grow-height="false" fo:min-height="0.716cm" fo:min-width="0.466cm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Long_20_Dash" svg:stroke-width="0.051cm" svg:stroke-color="#ea7500" draw:marker-start-width="0.279cm" draw:marker-end="Arrowheads_20_2" draw:marker-end-width="0.381cm" draw:fill="solid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Long_20_Dash" svg:stroke-width="0.025cm" svg:stroke-color="#00a933" draw:marker-start-width="0.229cm" draw:marker-end-width="0.229cm" draw:fill="none" draw:fill-color="#ffffff" draw:textarea-horizontal-align="left" draw:auto-grow-height="true" draw:auto-grow-width="true" fo:min-height="1.851cm" fo:min-width="5.917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66cm" fo:min-width="0.702cm"/>
      <style:paragraph-properties style:writing-mode="lr-tb"/>
    </style:style>
    <style:style style:name="gr21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2.63cm" fo:min-width="5.624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29cm" draw:marker-end-width="0.229cm" draw:fill="none" draw:textarea-vertical-align="middle" draw:auto-grow-height="false" fo:min-height="12.27cm" fo:min-width="0cm" fo:padding-top="0.137cm" fo:padding-bottom="0.137cm" fo:padding-left="0.262cm" fo:padding-right="0.262cm" fo:wrap-option="wrap"/>
    </style:style>
    <style:style style:name="gr23" style:family="graphic" style:parent-style-name="standard">
      <style:graphic-properties svg:stroke-width="0.051cm" svg:stroke-color="#069a2e" draw:marker-start-width="0.279cm" draw:marker-end-width="0.279cm" draw:fill="none" draw:textarea-horizontal-align="justify" draw:textarea-vertical-align="middle" draw:auto-grow-height="false" fo:min-height="4.272cm" fo:min-width="3.26cm" fo:padding-top="0.15cm" fo:padding-bottom="0.15cm" fo:padding-left="0.275cm" fo:padding-right="0.275cm"/>
    </style:style>
    <style:style style:name="gr24" style:family="graphic" style:parent-style-name="standard">
      <style:graphic-properties draw:stroke="solid" draw:stroke-dash="Long_20_Dash" svg:stroke-width="0.025cm" svg:stroke-color="#069a2e" draw:marker-start-width="0.229cm" draw:marker-end-width="0.229cm" draw:fill="none" draw:fill-color="#ffffff" draw:textarea-horizontal-align="center" draw:auto-grow-height="true" draw:auto-grow-width="true" fo:min-height="0.613cm" fo:min-width="0.77cm" fo:padding-top="0.137cm" fo:padding-bottom="0.137cm" fo:padding-left="0.262cm" fo:padding-right="0.262cm"/>
      <style:paragraph-properties style:writing-mode="lr-tb"/>
    </style:style>
    <style:style style:name="gr25" style:family="graphic" style:parent-style-name="standard">
      <style:graphic-properties draw:stroke="dash" draw:stroke-dash="Long_20_Dash" svg:stroke-width="0.025cm" svg:stroke-color="#ff8000" draw:marker-start-width="0.229cm" draw:marker-end-width="0.229cm" draw:fill="solid" draw:fill-color="#ffffff" draw:textarea-horizontal-align="left" draw:auto-grow-height="true" draw:auto-grow-width="true" fo:min-height="1.919cm" fo:min-width="5.993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 style:list-style-name="L1">
      <style:graphic-properties draw:stroke="dash" draw:stroke-dash="Long_20_Dash" svg:stroke-width="0.025cm" svg:stroke-color="#000000" draw:marker-start-width="0.229cm" draw:marker-end-width="0.229cm" draw:fill="none" draw:fill-color="#ffffff" draw:textarea-horizontal-align="center" draw:auto-grow-height="true" draw:auto-grow-width="false" fo:min-height="0.78cm" fo:min-width="0cm" fo:padding-top="0.137cm" fo:padding-bottom="0.137cm" fo:padding-left="0.262cm" fo:padding-right="0.262cm"/>
      <style:paragraph-properties style:writing-mode="lr-tb"/>
    </style:style>
    <style:style style:name="gr27" style:family="graphic" style:parent-style-name="objectwithoutfill">
      <style:graphic-properties svg:stroke-width="0.025cm" svg:stroke-color="#000000" draw:marker-start-width="0.229cm" draw:marker-end="Arrowheads_20_5" draw:marker-end-width="0.33cm" draw:fill="solid" fo:padding-top="0.137cm" fo:padding-bottom="0.137cm" fo:padding-left="0.262cm" fo:padding-right="0.262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  <style:text-properties style:font-name="MathJax_Caligraphic" fo:font-size="30pt" style:font-size-asian="30pt" style:font-size-complex="30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MathJax_Caligraphic" fo:font-size="30pt" style:font-size-asian="30pt" style:font-size-complex="30pt"/>
    </style:style>
    <style:style style:name="P5" style:family="paragraph">
      <loext:graphic-properties draw:fill="solid"/>
      <style:paragraph-properties fo:text-align="center"/>
      <style:text-properties style:font-name="MathJax_Caligraphic"/>
    </style:style>
    <style:style style:name="P6" style:family="paragraph">
      <loext:graphic-properties draw:fill="none" draw:fill-color="#ffffff"/>
      <style:paragraph-properties style:writing-mode="lr-tb"/>
      <style:text-properties style:font-name="MathJax_Caligraphic"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MathJax_Caligraphic" fo:font-size="30pt" style:font-size-asian="30pt" style:font-size-complex="30pt"/>
    </style:style>
    <style:style style:name="T2" style:family="text">
      <style:text-properties style:text-position="-8% 58%" style:font-name="MathJax_Caligraphic" fo:font-size="32pt" style:font-size-asian="32pt" style:font-size-complex="32pt"/>
    </style:style>
    <style:style style:name="T3" style:family="text">
      <style:text-properties style:text-position="-8% 58%" style:font-name="MathJax_Caligraphic" fo:font-size="30pt" style:font-size-asian="30pt" style:font-size-complex="30pt"/>
    </style:style>
    <style:style style:name="T4" style:family="text">
      <style:text-properties style:font-name="MathJax_Main1" fo:font-size="18pt" style:font-name-asian="MathJax_Main1" style:font-name-complex="MathJax_Main1"/>
    </style:style>
    <style:style style:name="T5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position="-8% 58%" style:font-name="MathJax_Caligraphic" fo:font-size="18pt"/>
    </style:style>
    <style:style style:name="T9" style:family="text">
      <style:text-properties style:font-name="Liberation Sans2" style:font-name-asian="Liberation Sans2" style:font-name-complex="Liberation Sans2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Caligraphic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Caligraphic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Caligraphic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Caligraphic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athJax_Caligraphic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4" draw:id="id4" draw:layer="layout" svg:width="2.793cm" svg:height="5.08cm" svg:x="17.678cm" svg:y="10.67cm">
          <draw:text-box>
            <text:p><text:span text:style-name="T1">P</text:span><text:span text:style-name="T2">B</text:span></text:p>
          </draw:text-box>
        </draw:frame>
        <draw:connector draw:style-name="gr2" draw:text-style-name="P2" draw:layer="layout" draw:type="line" svg:x1="20.066cm" svg:y1="13.208cm" svg:x2="7.62cm" svg:y2="10.907cm" draw:start-shape="id1" draw:start-glue-point="3" draw:end-shape="id2" draw:end-glue-point="1" svg:d="M20066 13208l-12446-2301" svg:viewBox="0 0 12447 2302">
          <text:p/>
        </draw:connector>
        <draw:connector draw:style-name="gr3" draw:text-style-name="P2" draw:layer="layout" draw:type="line" svg:x1="24.847cm" svg:y1="1.237cm" svg:x2="19.074cm" svg:y2="10.67cm" draw:start-shape="id3" draw:start-glue-point="2" draw:end-shape="id4" draw:end-glue-point="0" svg:d="M24847 1237l-5773 9433" svg:viewBox="0 0 5774 9434">
          <text:p/>
        </draw:connector>
        <draw:frame draw:style-name="gr1" draw:text-style-name="P1" draw:layer="layout" svg:width="2.793cm" svg:height="5.08cm" svg:x="17.678cm" svg:y="2.288cm">
          <draw:text-box>
            <text:p><text:span text:style-name="T1">P</text:span><text:span text:style-name="T2">A</text:span></text:p>
          </draw:text-box>
        </draw:frame>
        <draw:frame draw:style-name="gr4" draw:text-style-name="P4" draw:layer="layout" svg:width="2.793cm" svg:height="5.08cm" svg:x="23.52cm" svg:y="2.252cm">
          <draw:text-box>
            <text:p text:style-name="P3"><text:span text:style-name="T1">V</text:span><text:span text:style-name="T3">A</text:span></text:p>
          </draw:text-box>
        </draw:frame>
        <draw:line draw:style-name="gr5" draw:text-style-name="P5" draw:layer="layout" svg:x1="20.472cm" svg:y1="2.76cm" svg:x2="23.52cm" svg:y2="2.76cm">
          <text:p/>
        </draw:line>
        <draw:frame draw:style-name="gr6" draw:text-style-name="P6" draw:layer="layout" svg:width="0.763cm" svg:height="1.27cm" svg:x="21.742cm" svg:y="4.284cm">
          <draw:text-box>
            <text:p><text:span text:style-name="T4">⋮</text:span></text:p>
          </draw:text-box>
        </draw:frame>
        <draw:connector draw:style-name="gr7" draw:text-style-name="P2" draw:layer="layout" draw:type="line" svg:x1="24.79cm" svg:y1="5.555cm" svg:x2="19.074cm" svg:y2="10.67cm" draw:start-shape="id5" draw:start-glue-point="2" draw:end-shape="id4" draw:end-glue-point="0" svg:d="M24790 5555l-5716 5115" svg:viewBox="0 0 5717 5116">
          <text:p/>
        </draw:connector>
        <draw:line draw:style-name="gr5" draw:text-style-name="P5" draw:layer="layout" svg:x1="23.519cm" svg:y1="3.522cm" svg:x2="20.471cm" svg:y2="3.522cm">
          <text:p/>
        </draw:line>
        <draw:line draw:style-name="gr5" draw:text-style-name="P5" draw:layer="layout" svg:x1="23.519cm" svg:y1="6.062cm" svg:x2="20.471cm" svg:y2="6.062cm">
          <text:p/>
        </draw:line>
        <draw:line draw:style-name="gr5" draw:text-style-name="P5" draw:layer="layout" svg:x1="20.472cm" svg:y1="6.824cm" svg:x2="23.52cm" svg:y2="6.824cm">
          <text:p/>
        </draw:line>
        <draw:line draw:style-name="gr8" draw:text-style-name="P2" draw:layer="layout" svg:x1="19.202cm" svg:y1="1.236cm" svg:x2="19.202cm" svg:y2="2.252cm">
          <text:p/>
        </draw:line>
        <draw:frame draw:style-name="gr9" draw:text-style-name="P8" draw:layer="layout" svg:width="3.02cm" svg:height="1.236cm" svg:x="17.933cm" svg:y="0.254cm">
          <draw:text-box>
            <text:p text:style-name="P7"><text:span text:style-name="T5">x</text:span><text:span text:style-name="T6">, </text:span><text:span text:style-name="T7">w</text:span><text:span text:style-name="T6">, C</text:span><text:span text:style-name="T8">P</text:span></text:p>
          </draw:text-box>
        </draw:frame>
        <draw:line draw:style-name="gr8" draw:text-style-name="P2" draw:layer="layout" svg:x1="24.818cm" svg:y1="1.236cm" svg:x2="24.818cm" svg:y2="2.252cm">
          <text:p/>
        </draw:line>
        <draw:frame draw:style-name="gr10" draw:text-style-name="P8" draw:layer="layout" svg:width="2.137cm" svg:height="1.049cm" svg:x="23.89cm" svg:y="0.221cm">
          <draw:text-box>
            <text:p text:style-name="P7"><text:span text:style-name="T5">x</text:span><text:span text:style-name="T6">, C</text:span><text:span text:style-name="T8">V</text:span></text:p>
          </draw:text-box>
        </draw:frame>
        <draw:frame draw:style-name="gr4" draw:text-style-name="P4" draw:layer="layout" svg:width="2.793cm" svg:height="5.08cm" svg:x="23.52cm" svg:y="10.634cm">
          <draw:text-box>
            <text:p text:style-name="P3"><text:span text:style-name="T1">V</text:span><text:span text:style-name="T3">B</text:span></text:p>
          </draw:text-box>
        </draw:frame>
        <draw:line draw:style-name="gr5" draw:text-style-name="P5" draw:layer="layout" svg:x1="20.472cm" svg:y1="11.142cm" svg:x2="23.52cm" svg:y2="11.142cm">
          <text:p/>
        </draw:line>
        <draw:frame draw:style-name="gr6" draw:text-style-name="P6" draw:layer="layout" svg:width="0.763cm" svg:height="1.27cm" svg:x="21.742cm" svg:y="12.666cm">
          <draw:text-box>
            <text:p><text:span text:style-name="T4">⋮</text:span></text:p>
          </draw:text-box>
        </draw:frame>
        <draw:line draw:style-name="gr5" draw:text-style-name="P5" draw:layer="layout" svg:x1="23.519cm" svg:y1="11.904cm" svg:x2="20.471cm" svg:y2="11.904cm">
          <text:p/>
        </draw:line>
        <draw:line draw:style-name="gr5" draw:text-style-name="P5" draw:layer="layout" svg:x1="23.519cm" svg:y1="14.444cm" svg:x2="20.471cm" svg:y2="14.444cm">
          <text:p/>
        </draw:line>
        <draw:line draw:style-name="gr5" draw:text-style-name="P5" draw:layer="layout" svg:x1="20.472cm" svg:y1="15.206cm" svg:x2="23.52cm" svg:y2="15.206cm">
          <text:p/>
        </draw:line>
        <draw:line draw:style-name="gr8" draw:text-style-name="P2" draw:layer="layout" svg:x1="24.818cm" svg:y1="9.618cm" svg:x2="24.818cm" svg:y2="10.634cm">
          <text:p/>
        </draw:line>
        <draw:frame draw:style-name="gr11" draw:text-style-name="P8" draw:layer="layout" svg:width="1.629cm" svg:height="1.016cm" svg:x="24.027cm" svg:y="8.636cm">
          <draw:text-box>
            <text:p text:style-name="P7"><text:span text:style-name="T6">C’</text:span><text:span text:style-name="T8">V</text:span></text:p>
          </draw:text-box>
        </draw:frame>
        <draw:custom-shape draw:style-name="gr12" draw:text-style-name="P9" xml:id="id5" draw:id="id5" draw:layer="layout" svg:width="1.524cm" svg:height="1.524cm" svg:x="24.028cm" svg:y="4.03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3" draw:id="id3" draw:layer="layout" svg:width="1.915cm" svg:height="1.016cm" svg:x="23.89cm" svg:y="0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21.996cm" svg:y1="7.079cm" svg:x2="21.996cm" svg:y2="8.095cm">
          <text:p/>
        </draw:line>
        <draw:frame draw:style-name="gr15" draw:text-style-name="P10" draw:layer="layout" svg:width="0.938cm" svg:height="0.962cm" svg:x="21.566cm" svg:y="8.095cm">
          <draw:text-box>
            <text:p><text:span text:style-name="T9">π</text:span></text:p>
          </draw:text-box>
        </draw:frame>
        <draw:custom-shape draw:style-name="gr16" draw:text-style-name="P9" draw:layer="layout" svg:width="3.81cm" svg:height="4.572cm" svg:x="19.964cm" svg:y="2.5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6" draw:id="id6" draw:layer="layout" svg:width="1.016cm" svg:height="1.016cm" svg:x="21.488cm" svg:y="8.095cm">
          <text:p/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line" svg:x1="21.996cm" svg:y1="9.111cm" svg:x2="19.087cm" svg:y2="10.658cm" draw:start-shape="id6" draw:start-glue-point="2" svg:d="M21996 9111l-2909 1547" svg:viewBox="0 0 2910 1548">
          <text:p/>
        </draw:connector>
        <draw:frame draw:style-name="gr19" draw:text-style-name="P11" draw:layer="layout" svg:width="6.441cm" svg:height="2.125cm" svg:x="10.668cm" svg:y="3.181cm">
          <draw:text-box>
            <text:p text:style-name="P3"><text:span text:style-name="T10">P</text:span><text:span text:style-name="T11">A:</text:span><text:span text:style-name="T12"> </text:span><text:span text:style-name="T6">I know a </text:span><text:span text:style-name="T7">w </text:span>such </text:p>
            <text:p text:style-name="P3"><text:span text:style-name="T6">that <text:s/>C(</text:span><text:span text:style-name="T5">x</text:span><text:span text:style-name="T6">,</text:span><text:span text:style-name="T7">w</text:span>)=0</text:p>
          </draw:text-box>
        </draw:frame>
        <draw:line draw:style-name="gr8" draw:text-style-name="P2" draw:layer="layout" svg:x1="19.125cm" svg:y1="9.654cm" svg:x2="19.125cm" svg:y2="10.67cm">
          <text:p/>
        </draw:line>
        <draw:frame draw:style-name="gr20" draw:text-style-name="P8" draw:layer="layout" svg:width="1.629cm" svg:height="1.016cm" svg:x="18.334cm" svg:y="8.672cm">
          <draw:text-box>
            <text:p text:style-name="P7"><text:span text:style-name="T6">C’</text:span><text:span text:style-name="T8">P</text:span></text:p>
          </draw:text-box>
        </draw:frame>
        <draw:frame draw:style-name="gr21" draw:text-style-name="P11" xml:id="id7" draw:id="id7" draw:layer="layout" svg:width="6.124cm" svg:height="2.88cm" svg:x="3.274cm" svg:y="6.772cm">
          <draw:text-box>
            <text:p text:style-name="P3"><text:span text:style-name="T10">P</text:span><text:span text:style-name="T11">:</text:span><text:span text:style-name="T12"> </text:span><text:span text:style-name="T6">I know a </text:span><text:span text:style-name="T13">π</text:span><text:span text:style-name="T7"> </text:span>such </text:p>
            <text:p text:style-name="P3"><text:span text:style-name="T6">that <text:s/>C’(</text:span><text:span text:style-name="T5">x</text:span><text:span text:style-name="T6">,</text:span><text:span text:style-name="T13">π</text:span><text:span text:style-name="T6">)=0 iff </text:span></text:p>
            <text:p text:style-name="P3"><text:span text:style-name="T10">V</text:span><text:span text:style-name="T11">A</text:span><text:span text:style-name="T6">(C</text:span><text:span text:style-name="T14">V</text:span><text:span text:style-name="T15">,</text:span><text:span text:style-name="T5">x</text:span><text:span text:style-name="T6">,</text:span><text:span text:style-name="T13">π</text:span><text:span text:style-name="T6">)=Accept </text:span></text:p>
          </draw:text-box>
        </draw:frame>
        <draw:custom-shape draw:style-name="gr22" draw:text-style-name="P9" draw:layer="layout" svg:width="1.016cm" svg:height="13.208cm" svg:x="9.652cm" svg:y="1.7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9" xml:id="id1" draw:id="id1" draw:layer="layout" svg:width="3.81cm" svg:height="4.572cm" svg:x="20.066cm" svg:y="10.922cm">
          <text:p/>
          <draw:enhanced-geometry svg:viewBox="0 0 21600 21600" draw:type="rectangle" draw:enhanced-path="M 0 0 L 21600 0 21600 21600 0 21600 0 0 Z N"/>
        </draw:custom-shape>
        <draw:frame draw:style-name="gr24" draw:text-style-name="P11" xml:id="id2" draw:id="id2" draw:layer="layout" svg:width="1.294cm" svg:height="0.986cm" svg:x="6.326cm" svg:y="10.414cm">
          <draw:text-box>
            <text:p text:style-name="P3"><text:span text:style-name="T9">π’</text:span></text:p>
          </draw:text-box>
        </draw:frame>
        <draw:frame draw:style-name="gr25" draw:text-style-name="P12" draw:layer="layout" svg:width="6.517cm" svg:height="2.193cm" svg:x="10.668cm" svg:y="11.777cm">
          <draw:text-box>
            <text:p text:style-name="P3"><text:span text:style-name="T10">P</text:span><text:span text:style-name="T11">B:</text:span><text:span text:style-name="T12"> </text:span><text:span text:style-name="T6">I know a </text:span><text:span text:style-name="T7">w’ </text:span>such </text:p>
            <text:p text:style-name="P3"><text:span text:style-name="T6">that <text:s/>C’(</text:span><text:span text:style-name="T5">x’</text:span><text:span text:style-name="T6">,</text:span><text:span text:style-name="T7">w’</text:span><text:span text:style-name="T6">)=0 </text:span></text:p>
          </draw:text-box>
        </draw:frame>
        <draw:frame draw:style-name="gr26" draw:text-style-name="P13" xml:id="id8" draw:id="id8" draw:layer="layout" svg:width="1.496cm" svg:height="1.054cm" svg:x="5.588cm" svg:y="12.434cm">
          <draw:text-box>
            <text:p text:style-name="P7"><text:span text:style-name="T10">V</text:span></text:p>
          </draw:text-box>
        </draw:frame>
        <draw:connector draw:style-name="gr27" draw:text-style-name="P2" draw:layer="layout" draw:type="line" svg:x1="6.336cm" svg:y1="9.652cm" svg:x2="6.336cm" svg:y2="12.434cm" draw:start-shape="id7" draw:start-glue-point="2" draw:end-shape="id8" draw:end-glue-point="0" svg:d="M6336 9652v2782" svg:viewBox="0 0 1 2783">
          <text:p/>
        </draw:connector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in1" svg:font-family="MathJax_Mai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3T15:17:09.367487161</meta:creation-date>
    <dc:date>2022-09-22T08:00:52.335802244</dc:date>
    <meta:editing-duration>PT22M2S</meta:editing-duration>
    <meta:editing-cycles>8</meta:editing-cycles>
    <meta:generator>LibreOffice/7.3.6.2$Linux_X86_64 LibreOffice_project/30$Build-2</meta:generator>
    <meta:document-statistic meta:object-count="63"/>
  </office:meta>
</office:document-meta>
</file>